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extarea12" text:continue-numbering="true" text:continue-list="list_Textarea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extarea13" text:continue-numbering="true" text:continue-list="list_Textarea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extarea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5" text:continue-numbering="true" text:continue-list="list_Textarea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6" text:continue-numbering="true" text:continue-list="list_Textarea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7" text:continue-numbering="true" text:continue-list="list_Textarea1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8" text:continue-numbering="true" text:continue-list="list_Textarea1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20" text:continue-numbering="true" text:continue-list="list_Textarea1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21" text:continue-numbering="true" text:continue-list="list_Textarea2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3" text:continue-numbering="true" text:continue-list="list_Textarea2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4" text:continue-numbering="true" text:continue-list="list_Textarea2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6" text:continue-numbering="true" text:continue-list="list_Textarea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7" text:continue-numbering="true" text:continue-list="list_Textarea2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extarea29" text:continue-numbering="true" text:continue-list="list_Textarea2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30" text:continue-numbering="true" text:continue-list="list_Textarea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31" text:continue-numbering="true" text:continue-list="list_Textarea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32" text:continue-numbering="true" text:continue-list="list_Textarea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33" text:continue-numbering="true" text:continue-list="list_Textarea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4" text:continue-numbering="true" text:continue-list="list_Textarea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5" text:continue-numbering="true" text:continue-list="list_Textarea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6" text:continue-numbering="true" text:continue-list="list_Textarea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7" text:continue-numbering="true" text:continue-list="list_Textarea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8" text:continue-numbering="true" text:continue-list="list_Textarea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9" text:continue-numbering="true" text:continue-list="list_Textarea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40" text:continue-numbering="true" text:continue-list="list_Textarea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41" text:continue-numbering="true" text:continue-list="list_Textarea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42" text:continue-numbering="true" text:continue-list="list_Textarea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43" text:continue-numbering="true" text:continue-list="list_Textarea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4" text:continue-numbering="true" text:continue-list="list_Textarea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5" text:continue-numbering="true" text:continue-list="list_Textarea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6" text:continue-numbering="true" text:continue-list="list_Textarea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7" text:continue-numbering="true" text:continue-list="list_Textarea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8" text:continue-numbering="true" text:continue-list="list_Textarea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9" text:continue-numbering="true" text:continue-list="list_Textarea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50" text:continue-numbering="true" text:continue-list="list_Textarea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51" text:continue-numbering="true" text:continue-list="list_Textarea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52" text:continue-numbering="true" text:continue-list="list_Textarea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3" text:continue-numbering="true" text:continue-list="list_Textarea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4" text:continue-numbering="true" text:continue-list="list_Textarea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6" text:continue-numbering="true" text:continue-list="list_Textarea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extarea58" text:continue-numbering="true" text:continue-list="list_Textarea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extarea60" text:continue-numbering="true" text:continue-list="list_Textarea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62" text:continue-numbering="true" text:continue-list="list_Textarea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63" text:continue-numbering="true" text:continue-list="list_Textarea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64" text:continue-numbering="true" text:continue-list="list_Textarea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65" text:continue-numbering="true" text:continue-list="list_Textarea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66" text:continue-numbering="true" text:continue-list="list_Textarea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67" text:continue-numbering="true" text:continue-list="list_Textarea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extarea68" text:continue-numbering="true" text:continue-list="list_Textarea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9" text:continue-numbering="true" text:continue-list="list_Textarea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71" text:continue-numbering="true" text:continue-list="list_Textarea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72" text:continue-numbering="true" text:continue-list="list_Textarea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73" text:continue-numbering="true" text:continue-list="list_Textarea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7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